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1.905cm" svg:x="2.032cm" svg:y="3.54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.985cm" svg:height="1.905cm" svg:x="4.572cm" svg:y="3.54cm">
            <text:p text:style-name="P1">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7cm" svg:height="1.905cm" svg:x="11.557cm" svg:y="3.54cm">
            <text:p text:style-name="P1">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0.795cm" svg:height="1.905cm" svg:x="2.032cm" svg:y="5.445cm">
            <text:p text:style-name="P1">x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11.488cm" svg:height="0.962cm" svg:x="1.577cm" svg:y="2.564cm">
            <draw:text-box>
              <text:p>15 <text:s text:c="6"/>12 <text:s/>11 <text:s text:c="30"/>2 1 <text:s text:c="2"/>0</text:p>
            </draw:text-box>
          </draw:frame>
          <draw:frame draw:style-name="gr2" draw:layer="layout" svg:width="9.388cm" svg:height="0.962cm" svg:x="2.919cm" svg:y="1.602cm">
            <draw:text-box>
              <text:p>Machine code format for LDI r x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9.7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met </meta:initial-creator>
    <meta:creation-date>2014-06-20T20:28:50</meta:creation-date>
    <dc:date>2014-06-20T20:52:00</dc:date>
    <dc:creator>mehmet </dc:creator>
    <meta:editing-duration>PT8M</meta:editing-duration>
    <meta:editing-cycles>1</meta:editing-cycles>
    <meta:document-statistic meta:object-count="7"/>
    <meta:generator>LibreOffice/3.5$Linux_X86_64 LibreOffice_project/350m1$Build-2</meta:generator>
  </office:meta>
</office:document-meta>
</file>